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1" svg:font-family="'Courier New', Courier, mono"/>
    <style:font-face style:name="KTDXKU+CMTT10" svg:font-family="KTDXKU+CMTT10"/>
    <style:font-face style:name="OpenSymbol" svg:font-family="OpenSymbol"/>
    <style:font-face style:name="PIVHSG+CMR10" svg:font-family="PIVHSG+CMR10"/>
    <style:font-face style:name="WHKTTN+CMCSC10" svg:font-family="WHKTTN+CMCSC10"/>
    <style:font-face style:name="Andale Mono" svg:font-family="'Andale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er">
      <style:text-properties style:font-name="Courier New" fo:font-weight="bold" style:font-weight-asian="bold" style:font-weight-complex="bold"/>
    </style:style>
    <style:style style:name="P2" style:family="paragraph" style:parent-style-name="Footer">
      <style:paragraph-properties fo:text-align="center" style:justify-single-word="false"/>
      <style:text-properties style:font-name="Courier New"/>
    </style:style>
    <style:style style:name="P3" style:family="paragraph" style:parent-style-name="Table_20_Contents">
      <style:text-properties fo:font-size="8pt" style:font-size-asian="8pt" style:font-size-complex="8pt"/>
    </style:style>
    <style:style style:name="P4" style:family="paragraph" style:parent-style-name="Table_20_Contents">
      <style:text-properties fo:font-size="8pt" fo:font-style="italic" style:font-size-asian="8pt" style:font-size-complex="8pt"/>
    </style:style>
    <style:style style:name="P5"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Courier New" fo:font-size="12pt" fo:font-weight="bold" style:font-size-asian="12pt" style:font-weight-asian="bold" style:font-size-complex="12pt" style:font-weight-complex="bold"/>
    </style:style>
    <style:style style:name="P7"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8"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9"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font-size="8pt" fo:font-weight="bold" style:font-size-asian="8pt" style:font-weight-asian="bold" style:font-size-complex="8pt" style:font-weight-complex="bold" fo:hyphenate="true" fo:hyphenation-remain-char-count="2" fo:hyphenation-push-char-count="2"/>
    </style:style>
    <style:style style:name="P10" style:family="paragraph" style:parent-style-name="Table_20_Contents">
      <style:paragraph-properties fo:margin-top="0cm" fo:margin-bottom="0.499cm"/>
      <style:text-properties fo:font-size="8pt" style:font-size-asian="8pt" style:font-size-complex="8pt"/>
    </style:style>
    <style:style style:name="P11" style:family="paragraph" style:parent-style-name="Table_20_Heading">
      <style:text-properties fo:font-size="8pt" style:font-size-asian="8pt" style:font-size-complex="8pt"/>
    </style:style>
    <style:style style:name="P12" style:family="paragraph" style:parent-style-name="Text_20_body">
      <style:text-properties fo:font-size="8pt" style:font-size-asian="8pt" style:font-size-complex="8pt"/>
    </style:style>
    <style:style style:name="P13" style:family="paragraph" style:parent-style-name="Text_20_body">
      <style:text-properties style:font-name="Courier New" fo:font-size="12pt" style:font-size-asian="12pt" style:font-size-complex="12pt"/>
    </style:style>
    <style:style style:name="P14" style:family="paragraph" style:parent-style-name="Text_20_body">
      <style:text-properties style:font-name="Courier New" fo:font-size="12pt" fo:font-weight="normal" style:font-size-asian="12pt" style:font-weight-asian="normal" style:font-size-complex="12pt" style:font-weight-complex="normal"/>
    </style:style>
    <style:style style:name="P15" style:family="paragraph" style:parent-style-name="Text_20_body">
      <style:text-properties style:font-name="Courier New" fo:font-size="10pt" style:font-size-asian="10pt" style:font-size-complex="10pt"/>
    </style:style>
    <style:style style:name="P16" style:family="paragraph" style:parent-style-name="Text_20_body">
      <style:text-properties style:font-name="Courier New" fo:font-size="10pt" fo:font-weight="bold" style:font-size-asian="8.75pt" style:font-weight-asian="bold" style:font-size-complex="10pt" style:font-weight-complex="bold"/>
    </style:style>
    <style:style style:name="P17" style:family="paragraph" style:parent-style-name="Text_20_body">
      <style:text-properties style:font-name="Courier New" fo:font-size="13pt" fo:font-weight="bold" style:font-size-asian="13pt" style:font-weight-asian="bold" style:font-size-complex="13pt" style:font-weight-complex="bold"/>
    </style:style>
    <style:style style:name="P18" style:family="paragraph" style:parent-style-name="Text_20_body">
      <style:text-properties fo:font-size="10pt" fo:font-weight="normal" style:font-size-asian="8.75pt" style:font-weight-asian="normal" style:font-size-complex="10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2">
      <style:paragraph-properties fo:margin-left="0cm" fo:margin-right="0cm" fo:text-align="start" style:justify-single-word="false" fo:hyphenation-ladder-count="no-limit" fo:text-indent="0cm" style:auto-text-indent="false"/>
      <style:text-properties style:font-name="Courier New" fo:font-size="12pt" fo:font-weight="normal" style:font-name-asian="PIVHSG+CMR10" style:font-size-asian="12pt" style:font-weight-asian="normal" style:font-name-complex="PIVHSG+CMR10" style:font-size-complex="12pt" style:font-weight-complex="normal" fo:hyphenate="true" fo:hyphenation-remain-char-count="2" fo:hyphenation-push-char-count="2"/>
    </style:style>
    <style:style style:name="P21" style:family="paragraph" style:parent-style-name="Text_20_body">
      <style:paragraph-properties fo:margin-left="0cm" fo:margin-right="0cm" fo:text-align="start" style:justify-single-word="false" fo:hyphenation-ladder-count="no-limit" fo:text-indent="0cm" style:auto-text-indent="false"/>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22" style:family="paragraph" style:parent-style-name="Text_20_body" style:list-style-name="L2">
      <style:paragraph-properties fo:margin-left="0cm" fo:margin-right="0cm" fo:text-align="start" style:justify-single-word="false" fo:hyphenation-ladder-count="no-limit" fo:text-indent="0cm" style:auto-text-indent="false"/>
      <style:text-properties style:font-name="Courier New" fo:font-size="12pt" fo:font-weight="bold" style:font-name-asian="PIVHSG+CMR10" style:font-size-asian="12pt" style:font-weight-asian="bold" style:font-name-complex="PIVHSG+CMR10" style:font-size-complex="12pt" style:font-weight-complex="bold" fo:hyphenate="true" fo:hyphenation-remain-char-count="2" fo:hyphenation-push-char-count="2"/>
    </style:style>
    <style:style style:name="P23" style:family="paragraph" style:parent-style-name="Text_20_body">
      <style:paragraph-properties fo:margin-left="0cm" fo:margin-right="0cm" fo:text-align="start" style:justify-single-word="false" fo:hyphenation-ladder-count="no-limit" fo:text-indent="0cm" style:auto-text-indent="false"/>
      <style:text-properties style:font-name="Courier New" fo:font-size="10pt" fo:font-weight="normal" style:font-name-asian="PIVHSG+CMR10" style:font-size-asian="10pt" style:font-weight-asian="normal" style:font-name-complex="PIVHSG+CMR10" style:font-size-complex="10pt" style:font-weight-complex="normal" fo:hyphenate="true" fo:hyphenation-remain-char-count="2" fo:hyphenation-push-char-count="2"/>
    </style:style>
    <style:style style:name="P24" style:family="paragraph" style:parent-style-name="Text_20_body" style:list-style-name="L5">
      <style:paragraph-properties fo:margin-left="0cm" fo:margin-right="0cm" fo:text-align="start" style:justify-single-word="false" fo:hyphenation-ladder-count="no-limit" fo:text-indent="0cm" style:auto-text-indent="false"/>
      <style:text-properties style:font-name="Courier New" fo:font-size="10pt" fo:font-weight="normal" style:font-name-asian="PIVHSG+CMR10" style:font-size-asian="10pt" style:font-weight-asian="normal" style:font-name-complex="PIVHSG+CMR10" style:font-size-complex="10pt" style:font-weight-complex="normal" fo:hyphenate="true" fo:hyphenation-remain-char-count="2" fo:hyphenation-push-char-count="2"/>
    </style:style>
    <style:style style:name="P25" style:family="paragraph" style:parent-style-name="Text_20_body">
      <style:paragraph-properties fo:margin-left="0cm" fo:margin-right="0cm" fo:text-indent="0cm" style:auto-text-indent="false">
        <style:tab-stops>
          <style:tab-stop style:position="1.252cm"/>
        </style:tab-stops>
      </style:paragraph-properties>
      <style:text-properties style:font-name="Courier New" fo:font-size="10pt" style:font-size-asian="10pt" style:font-size-complex="10pt"/>
    </style:style>
    <style:style style:name="P26" style:family="paragraph" style:parent-style-name="Text_20_body">
      <style:paragraph-properties fo:margin-left="0cm" fo:margin-right="0cm" fo:text-indent="0cm" style:auto-text-indent="false">
        <style:tab-stops>
          <style:tab-stop style:position="1.252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Text_20_body">
      <style:paragraph-properties fo:margin-left="0.016cm" fo:margin-right="0cm" fo:text-align="start" style:justify-single-word="false" fo:hyphenation-ladder-count="no-limit" fo:text-indent="0cm" style:auto-text-indent="false"/>
      <style:text-properties style:font-name="Courier New" fo:font-size="10pt" fo:font-weight="normal" style:font-size-asian="10pt" style:font-weight-asian="normal" style:font-size-complex="10pt" style:font-weight-complex="normal" fo:hyphenate="true" fo:hyphenation-remain-char-count="2" fo:hyphenation-push-char-count="2"/>
    </style:style>
    <style:style style:name="P28" style:family="paragraph" style:parent-style-name="Text_20_body">
      <style:paragraph-properties fo:margin-left="0.016cm" fo:margin-right="0cm" fo:text-align="start" style:justify-single-word="false" fo:hyphenation-ladder-count="no-limit" fo:text-indent="0cm" style:auto-text-indent="false"/>
      <style:text-properties style:font-name="Courier New" fo:font-size="10pt" fo:font-weight="normal" style:font-name-asian="PIVHSG+CMR10" style:font-size-asian="10pt" style:font-weight-asian="normal" style:font-name-complex="PIVHSG+CMR10" style:font-size-complex="10pt" style:font-weight-complex="normal" fo:hyphenate="true" fo:hyphenation-remain-char-count="2" fo:hyphenation-push-char-count="2"/>
    </style:style>
    <style:style style:name="P29" style:family="paragraph" style:parent-style-name="Text_20_body">
      <style:paragraph-properties fo:margin-left="0.016cm" fo:margin-right="0cm" fo:text-align="start" style:justify-single-word="false" fo:hyphenation-ladder-count="no-limit" fo:text-indent="0cm" style:auto-text-indent="false"/>
      <style:text-properties style:font-name="Courier New" fo:font-size="8pt" fo:font-weight="bold" style:font-size-asian="8pt" style:font-weight-asian="bold" style:font-size-complex="8pt" style:font-weight-complex="bold" fo:hyphenate="true" fo:hyphenation-remain-char-count="2" fo:hyphenation-push-char-count="2"/>
    </style:style>
    <style:style style:name="P30" style:family="paragraph" style:parent-style-name="Heading_20_1">
      <style:text-properties style:font-name="Courier New" fo:font-size="12pt" style:font-size-asian="12pt" style:font-size-complex="12pt"/>
    </style:style>
    <style:style style:name="P31" style:family="paragraph" style:parent-style-name="Heading_20_1">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Heading_20_1">
      <style:text-properties style:font-name="Courier New" fo:font-size="10pt" style:font-size-asian="10pt" style:font-size-complex="10pt"/>
    </style:style>
    <style:style style:name="P33" style:family="paragraph" style:parent-style-name="Preformatted_20_Text">
      <style:text-properties fo:font-size="8pt" style:font-size-asian="8pt" style:font-size-complex="8pt"/>
    </style:style>
    <style:style style:name="P34" style:family="paragraph" style:parent-style-name="Table_20_Contents" style:list-style-name="L1">
      <style:text-properties fo:font-size="8pt" style:font-size-asian="8pt" style:font-size-complex="8pt"/>
    </style:style>
    <style:style style:name="P35" style:family="paragraph" style:parent-style-name="Table_20_Contents" style:list-style-name="L1">
      <style:paragraph-properties fo:margin-top="0cm" fo:margin-bottom="0.499cm"/>
      <style:text-properties fo:font-size="8pt" style:font-size-asian="8pt" style:font-size-complex="8pt"/>
    </style:style>
    <style:style style:name="P36" style:family="paragraph" style:parent-style-name="Standard">
      <style:text-properties style:font-name="Courier New" fo:font-size="16pt" fo:font-weight="bold"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font-name="Courier New" fo:font-size="10pt" fo:font-weight="normal"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font-name="Courier New" fo:font-size="8pt" fo:font-weight="normal" style:font-size-asian="8pt" style:font-weight-asian="normal" style:font-size-complex="8pt" style:font-weight-complex="normal"/>
    </style:style>
    <style:style style:name="P39"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40" style:family="paragraph" style:parent-style-name="Standard" style:list-style-name="L4">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style:style>
    <style:style style:name="P42" style:family="paragraph" style:parent-style-name="Standard">
      <style:paragraph-properties fo:margin-left="1.251cm" fo:margin-right="0cm" fo:text-align="start" style:justify-single-word="false" fo:text-indent="0cm" style:auto-text-indent="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44"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45"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fo:font-size="10pt" style:font-size-asian="10pt" style:font-size-complex="10pt"/>
    </style:style>
    <style:style style:name="P46"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style:style>
    <style:style style:name="P47" style:family="paragraph" style:parent-style-name="Standard">
      <style:paragraph-properties fo:margin-left="0cm" fo:margin-right="0cm" fo:text-align="start" style:justify-single-word="false" fo:text-indent="0cm" style:auto-text-indent="false"/>
      <style:text-properties style:font-name="Courier New" fo:font-size="8pt" fo:font-weight="normal" style:font-size-asian="8pt" style:font-weight-asian="normal" style:font-size-complex="8pt" style:font-weight-complex="normal"/>
    </style:style>
    <style:style style:name="P48"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8pt" fo:font-weight="normal" style:font-size-asian="8pt" style:font-weight-asian="normal" style:font-size-complex="8pt" style:font-weight-complex="normal"/>
    </style:style>
    <style:style style:name="P49"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8pt" fo:font-weight="normal" style:font-size-asian="7pt" style:font-weight-asian="normal" style:font-size-complex="8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Courier New" fo:font-size="8pt" fo:font-style="italic" fo:font-weight="normal" style:font-size-asian="8pt" style:font-style-asian="italic" style:font-weight-asian="normal" style:font-size-complex="8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style:font-name="Courier New"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text-align="start" style:justify-single-word="false" fo:text-indent="0cm" style:auto-text-indent="false"/>
      <style:text-properties style:font-name="Courier New" fo:font-size="12pt" fo:font-weight="bold" style:font-size-asian="12pt" style:font-weight-asian="bold" style:font-size-complex="12pt" style:font-weight-complex="bold"/>
    </style:style>
    <style:style style:name="P56" style:family="paragraph" style:parent-style-name="Standard">
      <style:paragraph-properties fo:margin-left="0cm" fo:margin-right="0cm" fo:text-align="start" style:justify-single-word="false" fo:text-indent="0cm"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Courier New"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10pt" fo:font-weight="normal" style:font-size-asian="10pt" style:font-weight-asian="normal"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Courier New" fo:font-size="10pt" fo:font-weight="normal" style:font-size-asian="8.75pt" style:font-weight-asian="normal"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10pt" fo:font-weight="normal" style:font-size-asian="8.75pt" style:font-weight-asian="normal" style:font-size-complex="10pt" style:font-weight-complex="normal"/>
    </style:style>
    <style:style style:name="P62"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10pt" style:font-size-asian="10pt" style:font-size-complex="10pt"/>
    </style:style>
    <style:style style:name="P63" style:family="paragraph" style:parent-style-name="Standard">
      <style:paragraph-properties fo:margin-left="0cm" fo:margin-right="0cm" fo:text-align="start" style:justify-single-word="false" fo:text-indent="0cm"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10pt" fo:font-style="italic" fo:font-weight="normal" style:font-size-asian="8.75pt" style:font-style-asian="italic" style:font-weight-asian="normal" style:font-size-complex="10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properties style:font-name="Courier New" fo:font-size="10pt" style:text-underline-style="solid" style:text-underline-width="auto" style:text-underline-color="font-color" fo:font-weight="normal" style:font-size-asian="8.75pt" style:font-weight-asian="normal" style:font-size-complex="10pt" style:font-weight-complex="normal"/>
    </style:style>
    <style:style style:name="P66" style:family="paragraph" style:parent-style-name="Standard">
      <style:paragraph-properties fo:margin-left="0cm" fo:margin-right="0cm" fo:text-align="start" style:justify-single-word="false" fo:text-indent="0cm" style:auto-text-indent="false"/>
      <style:text-properties style:font-name="Courier New"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ext-properties style:font-name="Courier New" fo:font-size="7pt" fo:font-weight="normal" style:font-size-asian="6.09999990463257pt" style:font-weight-asian="normal" style:font-size-complex="7pt" style:font-weight-complex="normal"/>
    </style:style>
    <style:style style:name="P69"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size="7pt" fo:font-weight="bold" style:font-size-asian="7pt" style:font-weight-asian="bold" style:font-size-complex="7pt" style:font-weight-complex="bold"/>
    </style:style>
    <style:style style:name="P70"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style:font-name="Courier New" fo:font-weight="bold"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ab-stops>
          <style:tab-stop style:position="3.925cm"/>
        </style:tab-stops>
      </style:paragraph-properties>
      <style:text-properties fo:font-size="10pt" style:font-size-asian="10pt" style:font-size-complex="10pt"/>
    </style:style>
    <style:style style:name="P72" style:family="paragraph" style:parent-style-name="Standard">
      <style:paragraph-properties fo:margin-left="0.049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73" style:family="paragraph" style:parent-style-name="Standard">
      <style:paragraph-properties fo:margin-left="0.049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74" style:family="paragraph" style:parent-style-name="Standard">
      <style:paragraph-properties fo:margin-left="0.049cm" fo:margin-right="0cm" fo:text-align="start" style:justify-single-word="false" fo:text-indent="0cm" style:auto-text-indent="false"/>
      <style:text-properties style:font-name="Courier New" fo:font-size="8pt" fo:font-weight="normal" style:font-size-asian="8pt" style:font-weight-asian="normal" style:font-size-complex="8pt" style:font-weight-complex="normal"/>
    </style:style>
    <style:style style:name="P75"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12pt" fo:font-weight="bold" style:font-size-asian="12pt" style:font-weight-asian="bold" style:font-size-complex="12pt" style:font-weight-complex="bold"/>
    </style:style>
    <style:style style:name="P76" style:family="paragraph" style:parent-style-name="Standard">
      <style:paragraph-properties fo:margin-left="0.016cm" fo:margin-right="0cm" fo:text-align="start" style:justify-single-word="false" fo:text-indent="0cm" style:auto-text-indent="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77"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78"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10pt" fo:font-weight="normal" style:font-size-asian="8.75pt" style:font-weight-asian="normal" style:font-size-complex="10pt" style:font-weight-complex="normal"/>
    </style:style>
    <style:style style:name="P79" style:family="paragraph" style:parent-style-name="Standard">
      <style:paragraph-properties fo:margin-left="0.016cm" fo:margin-right="0cm" fo:text-align="justify"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80"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8pt" fo:font-weight="normal" style:font-size-asian="8pt" style:font-weight-asian="normal" style:font-size-complex="8pt" style:font-weight-complex="normal"/>
    </style:style>
    <style:style style:name="P83"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8pt" fo:font-style="italic" fo:font-weight="normal"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016cm" fo:margin-right="0cm" fo:text-align="start" style:justify-single-word="false" fo:text-indent="0cm" style:auto-text-indent="false">
        <style:tab-stops>
          <style:tab-stop style:position="3.925cm"/>
        </style:tab-stops>
      </style:paragraph-properties>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style:font-name="Courier New"/>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style:font-name="Courier New" fo:font-size="12pt" style:font-size-asian="12pt" style:font-size-complex="12pt"/>
    </style:style>
    <style:style style:name="T8" style:family="text">
      <style:text-properties style:font-name="Courier New" fo:font-weight="normal" style:font-weight-asian="normal" style:font-weight-complex="normal"/>
    </style:style>
    <style:style style:name="T9" style:family="text">
      <style:text-properties style:font-name="Courier New" fo:font-size="10pt" fo:font-weight="normal" style:font-size-asian="8.75pt" style:font-weight-asian="normal" style:font-size-complex="10pt" style:font-weight-complex="normal"/>
    </style:style>
    <style:style style:name="T10" style:family="text">
      <style:text-properties style:font-name="Courier New" fo:font-size="8pt" fo:font-style="italic" style:font-size-asian="8pt" style:font-style-asian="italic" style:font-size-complex="8pt" style:font-style-complex="italic"/>
    </style:style>
    <style:style style:name="T11" style:family="text">
      <style:text-properties fo:font-size="10pt"/>
    </style:style>
    <style:style style:name="T12" style:family="text">
      <style:text-properties fo:font-size="10pt" style:font-size-asian="10pt" style:font-size-complex="10pt"/>
    </style:style>
    <style:style style:name="T13" style:family="text">
      <style:text-properties fo:font-size="10pt" style:font-size-asian="8.75pt" style:font-size-complex="10pt"/>
    </style:style>
    <style:style style:name="T14" style:family="text">
      <style:text-properties fo:font-size="10pt" fo:font-weight="normal" style:font-size-asian="8.75pt" style:font-weight-asian="normal" style:font-size-complex="10pt" style:font-weight-complex="normal"/>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font-name-asian="PIVHSG+CMR10" style:font-name-complex="PIVHSG+CMR10"/>
    </style:style>
    <style:style style:name="T18" style:family="text">
      <style:text-properties style:font-name-asian="WHKTTN+CMCSC10" style:font-name-complex="WHKTTN+CMCSC10"/>
    </style:style>
    <style:style style:name="T19" style:family="text">
      <style:text-properties style:font-name-asian="KTDXKU+CMTT10" style:font-name-complex="KTDXKU+CMTT10"/>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ize="8pt" style:font-size-asian="8pt" style:font-size-complex="8pt"/>
    </style:style>
    <style:style style:name="T23" style:family="text">
      <style:text-properties fo:font-size="8pt" fo:font-weight="bold" style:font-size-asian="8pt" style:font-size-complex="8pt"/>
    </style:style>
    <style:style style:name="T24" style:family="text">
      <style:text-properties fo:font-style="italic"/>
    </style:style>
    <style:style style:name="T25" style:family="text">
      <style:text-properties fo:font-style="italic" style:font-size-asian="10pt" style:font-style-asian="italic" style:font-style-complex="italic"/>
    </style:style>
    <style:style style:name="T26" style:family="text">
      <style:text-properties fo:font-style="italic" fo:font-weight="bold" style:font-size-asian="10pt" style:font-style-asian="italic" style:font-weight-asian="bold" style:font-style-complex="italic" style:font-weight-complex="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font-size="9pt" style:font-size-asian="9pt" style:font-size-complex="9pt"/>
    </style:style>
    <style:style style:name="T30" style:family="text">
      <style:text-properties fo:font-size="9pt" fo:font-weight="bold" style:font-size-asian="9pt" style:font-size-complex="9pt"/>
    </style:style>
    <style:style style:name="T31" style:family="text">
      <style:text-properties style:font-size-asian="8.75pt"/>
    </style:style>
    <style:style style:name="T32" style:family="text">
      <style:text-properties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6"><text:tab/><text:tab/><text:tab/><text:tab/><text:tab/>Konzept</text:p>
      <text:p text:style-name="P36"/>
      <text:p text:style-name="P36"><text:s text:c="2"/>NMEA0183-Datenimport in den Datentyp “Record“</text:p>
      <text:p text:style-name="P36"/>
      <text:p text:style-name="P6"/>
      <text:p text:style-name="P5"/>
      <text:h text:style-name="P30" text:outline-level="1"><text:bookmark-start text:name="__RefHeading__39586214"/>1. Problemstellung<text:bookmark-end text:name="__RefHeading__39586214"/></text:h>
      <text:p text:style-name="P27">Viele Forschungsarbeiten in unserem Lehrgebiet beschäftigen sich mit der Verarbeitung und Darstellung von raum-zeitlichen Daten in Datenbanken, speziell in <text:span text:style-name="T18">Secondo</text:span> . Für den Austausch von Daten aus Geographischen Informationssystemen <text:span text:style-name="T17">gibt es unter anderem das </text:span><text:span text:style-name="T19">NMEA0183</text:span><text:span text:style-name="T17">-Datenformat. Secondo kann dieses Datenformat bisher nicht einlesen und in Secondo Datentypen umwandeln. Dies soll dank Ihrer Mithilfe zukünftig anders sein. Ihre Aufgabe ist es, die existierende ImExAlgebra, die den Datenaustausch von Secondo mit verschiedenen Dateiformaten ermöglicht, so zu erweitern, dass auch ASCII-Dateien im </text:span></text:p>
      <text:p text:style-name="P28">NMEA0183-Datenformat in Secondo importiert werden können. Die von Ihnen eingelesenen Daten sollen in den Attributdatentyp record gespeichert werden. Der neue Attributdatentyp record soll dabei ein aus anderen Attributdatentypen von Secondo zusammengesetzter strukturierter Datentyp sein, wie Sie ihn im Zusammenhang mit Programmiersprachen im Verlauf Ihres Studiums bereits kennen gelernt haben.</text:p>
      <text:p text:style-name="P23"/>
      <text:list xml:id="list707118540" text:style-name="L2">
        <text:list-item>
          <text:list>
            <text:list-header>
              <text:p text:style-name="P22">1.1 Anforderungen</text:p>
              <text:p text:style-name="P20"><text:span text:style-name="T12">- Operator für den Import von NMEA0183 Daten.</text:span></text:p>
            </text:list-header>
          </text:list>
        </text:list-item>
      </text:list>
      <text:list xml:id="list1301594773" text:style-name="L5">
        <text:list-item>
          <text:list>
            <text:list-header>
              <text:p text:style-name="P24">- Filterparameter</text:p>
              <text:p text:style-name="P24">- weiterer Hilfsoperator </text:p>
              <text:p text:style-name="P24"/>
            </text:list-header>
          </text:list>
        </text:list-item>
      </text:list>
      <text:p text:style-name="P23"><text:s/></text:p>
      <text:h text:style-name="P30" text:outline-level="1"><text:bookmark-start text:name="__RefHeading__39586914"/>2. NMEA0183-Datenformat<text:bookmark-end text:name="__RefHeading__39586914"/></text:h>
      <text:p text:style-name="P8"/>
      <text:p text:style-name="P21">Beispiel eines NMEA0183 Datenblocks:</text:p>
      <text:p text:style-name="P8"/>
      <text:p text:style-name="P29"><text:tab/>$GPGGA,192319.874,5122.589399,N,00728.369624,E,1,6,1.71,105.895,M,47.537,M,,*57</text:p>
      <text:p text:style-name="P9">$GPGSA,A,3,27,26,15,28,08,10,,,,,,,1.97,1.71,0.96*03</text:p>
      <text:p text:style-name="P9">$GPGSV,3,1,10,27,83,296,49,26,79,295,49,15,68,289,44,28,58,086,53*7B</text:p>
      <text:p text:style-name="P9">$GPGSV,3,2,10,08,33,069,34,10,27,195,49,18,16,321,37,17,10,126,33*75</text:p>
      <text:p text:style-name="P9">$GPGSV,3,3,10,19,06,020,29,21,05,290,*72</text:p>
      <text:p text:style-name="P9">$GPRMC,192319.874,A,5122.589399,N,00728.369624,E,0.138,0,170309,,,A*7E</text:p>
      <text:p text:style-name="P71"><text:span text:style-name="T6"/></text:p>
      <text:p text:style-name="P71"><text:span text:style-name="T8">Die Daten werden im ASCII-Format in Datensätzen übertragen. </text:span><text:span text:style-name="T5">Jeder dieser Sätze beginnt mit dem Zeichen "$", einer zwei Zeichen langen Senderkennung, einer drei Zeichen langen Satzkennung und dann folgt eine Reihe von Datensätzen, die </text:span></text:p>
      <text:p text:style-name="P62">mit Kommas unterteilt werden. </text:p>
      <text:p text:style-name="P62"><text:soft-page-break/>Die Datensätze der unterschiedlichen Geräte können sehr viele verschiedene </text:p>
      <text:p text:style-name="P62"/>
      <text:p text:style-name="P62"/>
      <text:p text:style-name="P62">Informationen beinhalten, darunter Position, Geschwindigkeit, Richtung, Wassertiefe, Wassertemperatur, Wegpunkte, Windgeschwindigkeit usw.</text:p>
      <text:p text:style-name="P41"/>
      <text:p text:style-name="P70">Beispieldatensätze:</text:p>
      <text:p text:style-name="P45"/>
      <text:p text:style-name="P46"/>
      <text:p text:style-name="P48"><text:s text:c="5"/></text:p>
      <text:p text:style-name="P12"><text:span text:style-name="T20">GGA - Global Positioning System Fix Data, Time, Position and fix related data fora GPS receiver.</text:span> </text:p>
      <text:p text:style-name="Text_20_body"><text:span text:style-name="Teletype"><text:span text:style-name="T22">                                                      <text:s text:c="6"/></text:span></text:span><text:span text:style-name="Teletype"><text:span text:style-name="T23">11</text:span></text:span><text:span text:style-name="T22"> <text:line-break/></text:span><text:span text:style-name="Teletype"><text:span text:style-name="T22">        <text:s/></text:span></text:span><text:span text:style-name="Teletype"><text:span text:style-name="T23">1         2       3 4        5 6 7  8   9  10 |  12 13  <text:s/>14   15</text:span></text:span><text:span text:style-name="T22"> <text:line-break/></text:span><text:span text:style-name="Teletype"><text:span text:style-name="T22">        <text:s/></text:span></text:span><text:span text:style-name="Teletype"><text:span text:style-name="T23">|         |       | |        | | |  |   |   | |   | |   <text:s/>|    |</text:span></text:span><text:span text:style-name="T22"> <text:line-break/></text:span><text:span text:style-name="Teletype"><text:span text:style-name="T22"> </text:span></text:span><text:span text:style-name="Teletype"><text:span text:style-name="T23">$--GGA,hhmmss.ss,llll.ll,a,yyyyy.yy,a,x,xx,x.x,x.x,M,x.x,M,x.x,xxxx*hh&lt;CR&gt;&lt;LF&gt;</text:span></text:span><text:span text:style-name="T22"> </text:span></text:p>
      <text:p text:style-name="P12"> Field Number:  <text:line-break/>  1) Universal Time Coordinated (UTC) <text:line-break/>  2) Latitude <text:line-break/>  3) N or S (North or South) <text:line-break/>  4) Longitude <text:line-break/>  5) E or W (East or West) <text:line-break/>  6) GPS Quality Indicator, <text:line-break/>     0 - fix not available, <text:line-break/>     1 - GPS fix, <text:line-break/>     2 - Differential GPS fix <text:line-break/>  7) Number of satellites in view, 00 - 12 <text:line-break/>  8) Horizontal Dilution of precision <text:line-break/>  9) Antenna Altitude above/below mean-sea-level (geoid)  <text:line-break/> 10) Units of antenna altitude, meters <text:line-break/> 11) Geoidal separation, the difference between the WGS-84 earth <text:line-break/>     ellipsoid and mean-sea-level (geoid), "-" means mean-sea-level <text:line-break/>     below ellipsoid <text:line-break/> 12) Units of geoidal separation, meters <text:line-break/> 13) Age of differential GPS data, time in seconds since last SC104 <text:line-break/>     type 1 or 9 update, null field when DGPS is not used <text:line-break/> 14) Differential reference station ID, 0000-1023 <text:line-break/> 15) Checksum </text:p>
      <text:p text:style-name="P33"/>
      <text:p text:style-name="P12"/>
      <text:p text:style-name="P12"><text:span text:style-name="T20">GSA - GPS DOP and active satellites</text:span> </text:p>
      <text:p text:style-name="Text_20_body">  <text:span text:style-name="T22">           <text:s text:c="7"/></text:span><text:span text:style-name="Teletype"><text:span text:style-name="T23">1 2 3                    14 15  16  17  18</text:span></text:span><text:span text:style-name="T22"> <text:line-break/></text:span><text:span text:style-name="Teletype"><text:span text:style-name="T22">        <text:s/></text:span></text:span><text:span text:style-name="Teletype"><text:span text:style-name="T23">| | |                    |  |   |   |   |</text:span></text:span><text:span text:style-name="T22"> <text:line-break/></text:span><text:span text:style-name="Teletype"><text:span text:style-name="T22"> </text:span></text:span><text:span text:style-name="Teletype"><text:span text:style-name="T23">$--GSA,a,a,x,x,x,x,x,x,x,x,x,x,x,x,x,x,x.x,x.x,x.x*hh&lt;CR&gt;&lt;LF&gt;</text:span></text:span><text:span text:style-name="T22"> </text:span></text:p>
      <text:p text:style-name="Text_20_body"><text:span text:style-name="T22"> Field Number:  <text:line-break/>  1) Selection mode <text:line-break/>  2) Mode <text:line-break/>  3) ID of 1st satellite used for fix <text:line-break/>  4) ID of 2nd satellite used for fix <text:line-break/>  ... <text:line-break/>  14) ID of 12th satellite used for fix <text:line-break/>  15) PDOP in meters <text:line-break/>  16) HDOP in meters </text:span><text:line-break/>  <text:span text:style-name="T22">17) VDOP in meters <text:line-break/>  18) checksum </text:span></text:p>
      <text:p text:style-name="P12"/>
      <text:p text:style-name="P12"><text:span text:style-name="T20"/></text:p>
      <text:p text:style-name="P12"><text:span text:style-name="T20"/></text:p>
      <text:p text:style-name="P12"><text:span text:style-name="T20"/></text:p>
      <text:p text:style-name="P12"><text:span text:style-name="T20"/></text:p>
      <text:p text:style-name="P12"><text:span text:style-name="T20"/></text:p>
      <text:p text:style-name="P12"><text:soft-page-break/><text:span text:style-name="T20"/></text:p>
      <text:p text:style-name="P12"><text:span text:style-name="T20"/></text:p>
      <text:p text:style-name="P12"><text:span text:style-name="T20"/></text:p>
      <text:p text:style-name="P12"><text:span text:style-name="T20">GSV - Satellites in view</text:span> </text:p>
      <text:p text:style-name="Text_20_body"><text:span text:style-name="T22"><text:s text:c="22"/></text:span><text:span text:style-name="Teletype"><text:span text:style-name="T23">1 2 3 4 5 6 7 <text:s text:c="5"/>n</text:span></text:span><text:span text:style-name="T22"> <text:line-break/> <text:s text:c="22"/></text:span><text:span text:style-name="Teletype"><text:span text:style-name="T22"><text:s text:c="2"/></text:span></text:span><text:span text:style-name="Teletype"><text:span text:style-name="T23">| | | | | | | <text:s text:c="3"/>|</text:span></text:span><text:span text:style-name="T22"> <text:line-break/></text:span><text:span text:style-name="Teletype"><text:span text:style-name="T23">$--GSV,x,x,x,x,x,x,x,...*hh&lt;CR&gt;&lt;LF&gt;</text:span></text:span><text:span text:style-name="T22"> </text:span></text:p>
      <text:p text:style-name="Text_20_body"><text:span text:style-name="T22"> Field Number:  <text:line-break/>  1) total number of messages <text:line-break/>  2) message number </text:span><text:line-break/>  <text:span text:style-name="T22">3) satellites in view <text:line-break/>  4) satellite number </text:span><text:line-break/>  <text:span text:style-name="T22">5) elevation in degrees <text:line-break/>  6) azimuth in degrees to true <text:line-break/>  7) SNR in dB <text:line-break/>  more satellite infos like 4)-7) <text:line-break/>  n) checksum </text:span></text:p>
      <text:p text:style-name="P12"/>
      <text:p text:style-name="P12"><text:span text:style-name="T20">VTG - Track made good and Ground speed</text:span> </text:p>
      <text:p text:style-name="Text_20_body"><text:span text:style-name="Teletype"><text:span text:style-name="T22">        <text:s/></text:span></text:span><text:span text:style-name="Teletype"><text:span text:style-name="T23">1   2 3   4 5  6 7   8 9</text:span></text:span><text:span text:style-name="T22"> <text:line-break/></text:span><text:span text:style-name="Teletype"><text:span text:style-name="T22">        <text:s/></text:span></text:span><text:span text:style-name="Teletype"><text:span text:style-name="T23">|   | |   | |  | |   | |</text:span></text:span><text:span text:style-name="T22"> <text:line-break/></text:span><text:span text:style-name="Teletype"><text:span text:style-name="T22"> </text:span></text:span><text:span text:style-name="Teletype"><text:span text:style-name="T23">$--VTG,x.x,T,x.x,M,x.x,N,x.x,K*hh&lt;CR&gt;&lt;LF&gt;</text:span></text:span><text:span text:style-name="T22"> </text:span></text:p>
      <text:p text:style-name="P12"> Field Number:  <text:line-break/>  1) Track Degrees <text:line-break/>  2) T = True <text:line-break/>  3) Track Degrees <text:line-break/>  4) M = Magnetic <text:line-break/>  5) Speed Knots <text:line-break/>  6) N = Knots <text:line-break/>  7) Speed Kilometers Per Hour <text:line-break/>  8) K = Kilometers Per Hour <text:line-break/>  9) Checksum </text:p>
      <text:p text:style-name="P12"/>
      <text:p text:style-name="P12"/>
      <text:p text:style-name="P12"><text:span text:style-name="T20">RMC - Recommended Minimum Navigation Information</text:span> </text:p>
      <text:p text:style-name="Text_20_body"><text:span text:style-name="Teletype"><text:span text:style-name="T22">                                                            </text:span></text:span><text:span text:style-name="Teletype"><text:span text:style-name="T23">12</text:span></text:span><text:span text:style-name="T22"> <text:line-break/></text:span><text:span text:style-name="Teletype"><text:span text:style-name="T22">        <text:s/></text:span></text:span><text:span text:style-name="Teletype"><text:span text:style-name="T23">1         2 3       4 5        6 7   8   9    10  11|</text:span></text:span><text:span text:style-name="T22"> <text:line-break/></text:span><text:span text:style-name="Teletype"><text:span text:style-name="T22">        <text:s/></text:span></text:span><text:span text:style-name="Teletype"><text:span text:style-name="T23">|         | |       | |        | |   |   |    |   | |</text:span></text:span><text:span text:style-name="T22"> <text:line-break/></text:span><text:span text:style-name="Teletype"><text:span text:style-name="T22"> </text:span></text:span><text:span text:style-name="Teletype"><text:span text:style-name="T23">$--RMC,hhmmss.ss,A,llll.ll,a,yyyyy.yy,a,x.x,x.x,xxxx,x.x,a*hh&lt;CR&gt;&lt;LF&gt;</text:span></text:span><text:span text:style-name="T22"> </text:span></text:p>
      <text:p text:style-name="P12"> Field Number:  <text:line-break/>  1) UTC Time <text:line-break/>  2) Status, V = Navigation receiver warning <text:line-break/>  3) Latitude <text:line-break/>  4) N or S <text:line-break/>  5) Longitude <text:line-break/>  6) E or W <text:line-break/>  7) Speed over ground, knots <text:line-break/>  8) Track made good, degrees true <text:line-break/>  9) Date, ddmmyy <text:line-break/> 10) Magnetic Variation, degrees <text:line-break/> 11) E or W <text:line-break/> 12) Checksum </text:p>
      <text:p text:style-name="P12"/>
      <text:p text:style-name="Text_20_body"><text:span text:style-name="T12">Sämtlich vorhandene Datensätze finden sich z.B. unter: </text:span><text:a xlink:type="simple" xlink:href="http://www.nmea.de/nmea0183datensaetze.html#gll"><text:span text:style-name="T12">http://www.nmea.de/nmea0183datensaetze.html#gll</text:span></text:a></text:p>
      <text:p text:style-name="P12"/>
      <text:p text:style-name="P13"/>
      <text:p text:style-name="P13"/>
      <text:h text:style-name="P30" text:outline-level="1"><text:soft-page-break/></text:h>
      <text:h text:style-name="P30" text:outline-level="1">3. Konzept</text:h>
      <text:p text:style-name="P13"/>
      <text:p text:style-name="P15">Implementierung eines neuen Operators ( <text:span text:style-name="T21">“nmea0183import“</text:span>) für die ImExAlgebra. Dieser Operator importiert ASCII-Daten und speichert sie im Datentyp “record“.</text:p>
      <text:p text:style-name="P25">Im Verlauf hat sich herausgestellt, dass ein weiterer Operator vorgeschaltet werden muss. Dieser Operator wurde (<text:span text:style-name="T21">“nmea0183types“</text:span>) benannt und ist dafür zuständig eine Liste mit den notwendigen Datentypen für den Ergebnisrecord zu erstellen.</text:p>
      <text:p text:style-name="P25">Im folgenden wird beschrieben wie der Inhalt der einzelnen Datensätze in Secondo dargestellt werden kann. Da es sich beim NMEA Protokoll um Daten handelt die bewegte Objekte beschreiben, werden die Daten im Secondo durch die moving-Datentypen dargestellt. Um moving-Datentypen erstellen zu können, werden Zeitmarken benötigt. Ohne diese ist das Erstellen von moving-Datentypen nicht möglich. Es gibt zwei sehr wichtige Datensätze, die Zeitangaben enthalten. Diese sind der Datensatz GGA und RMC. Sind diese beiden Datensätze in einer zu importierenden Datei nicht enthalten, können keine Daten importiert werden.</text:p>
      <text:p text:style-name="P25">Zur Beschreibung wird der GGA Datensatz als Beispiel dienen. Die Erstellung aus weiteren Datensätzen geschieht dann dementsprechend genauso. Entscheidend ist jeweils der Wert um den es sich handelt. In den meisten Fällen werden Integer- und Realwerte dargestellt. Das vorkommen von <text:s/>Char – oder Stringwerten muss nicht explizit gespeichert werden. Sie sind lediglich beim Auslesen wichtig. Siehe z.B. beim GGA Datensatz dort wird an Position 3 ein N/S angegeben für North/South. N/S wird genutzt um die Latitude positiv (bei N) oder negativ (bei S) darzustellen.</text:p>
      <text:p text:style-name="P25"/>
      <text:p text:style-name="P26">Darstellung der Importierten Daten:</text:p>
      <text:p text:style-name="P25">Integer--&gt; uint (Alle unit werden in einem mint zusammengefasst) </text:p>
      <text:p text:style-name="P25">Reals--&gt; ureal (Alle ureal werden in einem mreal zusammengefasst)</text:p>
      <text:p text:style-name="P14"/>
      <text:p text:style-name="P14"/>
      <text:p text:style-name="P14"/>
      <text:p text:style-name="P17">Erstellung der moving-Datentypen aus den Datensätzen</text:p>
      <text:p text:style-name="P16"><text:span text:style-name="T2">Wie oben bereits erwähnt wird GGA als Beispiel dienen.</text:span></text:p>
      <text:p text:style-name="P16"><text:span text:style-name="T2"/></text:p>
      <text:p text:style-name="P16"><text:span text:style-name="T2"/></text:p>
      <text:p text:style-name="P75"/>
      <text:p text:style-name="P75"/>
      <text:p text:style-name="P75"/>
      <text:p text:style-name="P75"/>
      <text:p text:style-name="P75"/>
      <text:p text:style-name="P75"/>
      <text:p text:style-name="P75"/>
      <text:p text:style-name="P75"/>
      <text:p text:style-name="P75"/>
      <text:p text:style-name="P75"><text:soft-page-break/>Erstellung eines MPoint aus dem GGA Datensatz</text:p>
      <text:p text:style-name="P78"/>
      <text:p text:style-name="P78">Ein Mpoint besteht aus mehreren Upoints.</text:p>
      <text:p text:style-name="P78"/>
      <text:p text:style-name="P78">UPoint Beispiel:</text:p>
      <text:p text:style-name="P78"/>
      <text:p text:style-name="P82">let up= [const upoint value(</text:p>
      <text:p text:style-name="P82"><text:s text:c="28"/>("2003-11-20-06:03" "2003-11-20-06:03:20.685" </text:p>
      <text:p text:style-name="P82">TRUE FALSE)(13506.0 11159.0 13336.0 10785.0))]</text:p>
      <text:p text:style-name="P78"/>
      <text:p text:style-name="P78"/>
      <text:p text:style-name="P78">Ein UPoint besteht aus:</text:p>
      <text:p text:style-name="P78"/>
      <text:p text:style-name="P78">2 Zeitmarken: </text:p>
      <text:p text:style-name="P78">"2003-11-20-06:03" und "2003-11-20-06:03:20.685"</text:p>
      <text:p text:style-name="P78">Diese Zeitmarken definieren ein Zeitintervall. </text:p>
      <text:p text:style-name="P78"/>
      <text:p text:style-name="P78">2 Boolean Flags:</text:p>
      <text:p text:style-name="P78">TRUE und FALSE</text:p>
      <text:p text:style-name="P78">Diese Flags definieren, ob die erste bzw. zweite Zeitmarke zum Intervall gehört oder nicht.</text:p>
      <text:p text:style-name="P78"/>
      <text:p text:style-name="P78">X und Y Koordinaten:</text:p>
      <text:p text:style-name="P78">(13506.0 11159.0 13336.0 10785.0)</text:p>
      <text:p text:style-name="P78"/>
      <text:p text:style-name="P78">Die ersten beiden Koordinaten legen den Startpunkt fest, die anderen den Endpunkt.</text:p>
      <text:p text:style-name="P78"/>
      <text:p text:style-name="P59">MPoint Beispiel:</text:p>
      <text:p text:style-name="P59"/>
      <text:p text:style-name="P48">let mp= [const mpoint value((</text:p>
      <text:p text:style-name="P48"><text:s text:c="28"/>("2003-11-20-06:03" "2003-11-20-06:03:15.685" </text:p>
      <text:p text:style-name="P48">TRUE FALSE)(13506.0 11159.0 13336.0 10785.0))</text:p>
      <text:p text:style-name="P48">(</text:p>
      <text:p text:style-name="P48"><text:s text:c="28"/>("2003-11-20-06:03:15.685" "2003-11-20-06:03:52.685" </text:p>
      <text:p text:style-name="P48">TRUE FALSE)(13336.0 10785.0 14000.0 10000.0)))]</text:p>
      <text:p text:style-name="P7"/>
      <text:p text:style-name="P61">Für die Erstellung eines UPoints werden jeweils 2 GGA Datensätze benötigt.</text:p>
      <text:p text:style-name="P61"/>
      <text:p text:style-name="P69">$GPGGA,192319.874,5122.589399,N,00728.369624,E,1,6,1.71,105.895,M,47.537,M,,*57</text:p>
      <text:p text:style-name="P69"/>
      <text:p text:style-name="P69">$GPGGA,192320.874,5122.589942,N,00728.369632,E,1,6,1.71,105.942,M,47.537,M,,*5D</text:p>
      <text:p text:style-name="P69"/>
      <text:p text:style-name="P69">$GPGGA,192321.875,5122.589866,N,00728.370451,E,1,6,1.71,102.366,M,47.537,M,,*5E</text:p>
      <text:p text:style-name="P69"/>
      <text:p text:style-name="P61">Der daraus erstellte UPoint sieht dann so aus:</text:p>
      <text:p text:style-name="P61"/>
      <text:p text:style-name="P82">("2009-03-17-19:23:19.874" "2009-03-17-19:23:20.874" TRUE FALSE)</text:p>
      <text:p text:style-name="P82"><text:s text:c="12"/>(5122.589399 728.369624 5122.589942 728.369632))</text:p>
      <text:p text:style-name="P82"/>
      <text:p text:style-name="P82"/>
      <text:p text:style-name="P82"/>
      <text:p text:style-name="P82"/>
      <text:p text:style-name="P61">Dieser UPoint wird nun zum Inhalt eines Mpoints, der eben aus vielen Upoints besteht.</text:p>
      <text:p text:style-name="P54"/>
      <text:p text:style-name="P49">Type : mpoint</text:p>
      <text:p text:style-name="P49">Value:</text:p>
      <text:p text:style-name="P49">(</text:p>
      <text:p text:style-name="P49"><text:s text:c="4"/>(</text:p>
      <text:p text:style-name="P49"><text:s text:c="8"/>("2009-01-01-19:23:19.874" "2009-01-01-19:23:20.874" TRUE FALSE)</text:p>
      <text:p text:style-name="P49"><text:s text:c="8"/>(5122.589399 728.369624 5122.589942 728.369632))</text:p>
      <text:p text:style-name="P49"><text:s text:c="4"/>(</text:p>
      <text:p text:style-name="P49"><text:s text:c="8"/>("2009-01-01-19:23:20.874" "2009-01-01-19:23:21.875" TRUE FALSE)</text:p>
      <text:p text:style-name="P49"><text:s text:c="8"/>(5122.589942 728.369632 5122.589866 728.370451)))</text:p>
      <text:p text:style-name="P7"><text:soft-page-break/></text:p>
      <text:p text:style-name="P7"/>
      <text:p text:style-name="P75">Erstellung eines MInt aus dem GGA Datensatz</text:p>
      <text:p text:style-name="P78"/>
      <text:p text:style-name="P78">Ein MInt besteht aus mehreren UInts.</text:p>
      <text:p text:style-name="P78"/>
      <text:p text:style-name="P78">UInt Beispiel:</text:p>
      <text:p text:style-name="P78"/>
      <text:p text:style-name="P82">let ui= [const uint value(("2003-11-20-06:03" "2003-11-20-06:03:20.685" TRUE FALSE) 1)]</text:p>
      <text:p text:style-name="P78"/>
      <text:p text:style-name="P78"/>
      <text:p text:style-name="P78">Ein UInt besteht aus:</text:p>
      <text:p text:style-name="P78"/>
      <text:p text:style-name="P78">2 Zeitmarken: </text:p>
      <text:p text:style-name="P78">"2003-11-20-06:03" und "2003-11-20-06:03:20.685"</text:p>
      <text:p text:style-name="P78">Diese Zeitmarken definieren ein Zeitintervall. </text:p>
      <text:p text:style-name="P78"/>
      <text:p text:style-name="P78">2 Boolean Flags:</text:p>
      <text:p text:style-name="P78">TRUE und FALSE</text:p>
      <text:p text:style-name="P78">Diese Flags definieren, ob die erste bzw. zweite Zeitmarke zum Intervall gehört oder nicht.</text:p>
      <text:p text:style-name="P78"><text:span text:style-name="T9"/></text:p>
      <text:p text:style-name="P78">Wert:</text:p>
      <text:p text:style-name="P82">FALSE) 1)]</text:p>
      <text:p text:style-name="P82">Dieser Wert beschreibt z.B. die Anzahl der Satelliten die in einem Zeitintervall aktiv an der Übertragung beteiligt waren.</text:p>
      <text:p text:style-name="P82"/>
      <text:p text:style-name="P59">MInt Beispiel:</text:p>
      <text:p text:style-name="P59"/>
      <text:p text:style-name="P48">let mi= [const mint value((("2003-11-20-06:03" "2003-11-20-06:03:15.685" TRUE FALSE) 1)</text:p>
      <text:p text:style-name="P48"><text:tab/> <text:s text:c="2"/>(("2003-11-20-06:03:15.685" "2003-11-20-06:03:52.685" TRUE FALSE) 5)</text:p>
      <text:p text:style-name="P48"><text:tab/> <text:s text:c="2"/>(("2003-11-20-06:03:52.685" "2003-11-20-06:03:59.685" TRUE FALSE) 2))]</text:p>
      <text:p text:style-name="P7"/>
      <text:p text:style-name="P61">Für die Erstellung eines UInts werden jeweils 2 GGA Datensätze benötigt.</text:p>
      <text:p text:style-name="P61"/>
      <text:p text:style-name="P69">$GPGGA,192319.874,5122.589399,N,00728.369624,E,1,6,1.71,105.895,M,47.537,M,,*57</text:p>
      <text:p text:style-name="P69"/>
      <text:p text:style-name="P69">$GPGGA,192320.874,5122.589942,N,00728.369632,E,1,6,1.71,105.942,M,47.537,M,,*5D</text:p>
      <text:p text:style-name="P69"/>
      <text:p text:style-name="P69">$GPGGA,192321.875,5122.589866,N,00728.370451,E,1,6,1.71,102.366,M,47.537,M,,*5E</text:p>
      <text:p text:style-name="P69"/>
      <text:p text:style-name="P61">Der daraus erstellte UInt sieht dann so aus:</text:p>
      <text:p text:style-name="P61"/>
      <text:p text:style-name="P82">(</text:p>
      <text:p text:style-name="P82"><text:s text:c="8"/>(</text:p>
      <text:p text:style-name="P82"><text:s text:c="12"/>("2009-01-01-19:23:19.874" "2009-01-01-19:23:20.874" TRUE FALSE)</text:p>
      <text:p text:style-name="P82"><text:s text:c="12"/>6)</text:p>
      <text:p text:style-name="P82"><text:s text:c="12"/></text:p>
      <text:p text:style-name="P82">Hier wird z.B. die Anzahl der Satelliten zwischen zwei Zeitpunkten gespeichert.</text:p>
      <text:p text:style-name="P82">Siehe auch oben beim GGA Datensatz(Position 7).</text:p>
      <text:p text:style-name="P82"/>
      <text:p text:style-name="P82"/>
      <text:p text:style-name="P82"/>
      <text:p text:style-name="P61">Dieser UInt wird nun zum Inhalt eines MInts, der eben aus vielen UInts besteht.</text:p>
      <text:p text:style-name="P61"/>
      <text:p text:style-name="P49">Type : mint</text:p>
      <text:p text:style-name="P49">Value:</text:p>
      <text:p text:style-name="P49">(</text:p>
      <text:p text:style-name="P49"><text:s text:c="4"/>(</text:p>
      <text:p text:style-name="P49"><text:s text:c="8"/>("2009-01-01-19:23:19.874" "2009-01-01-19:23:20.874" TRUE FALSE)</text:p>
      <text:p text:style-name="P49"><text:s text:c="8"/>6)</text:p>
      <text:p text:style-name="P49"><text:s text:c="4"/>(</text:p>
      <text:p text:style-name="P49"><text:s text:c="8"/>("2009-01-01-19:23:20.874" "2009-01-01-19:23:21.875" TRUE FALSE)</text:p>
      <text:p text:style-name="P49"><text:s text:c="8"/>6))</text:p>
      <text:p text:style-name="P49"/>
      <text:p text:style-name="P49"/>
      <text:h text:style-name="P32" text:outline-level="1"><text:soft-page-break/></text:h>
      <text:p text:style-name="P77">Erstellung eines MReal aus dem GGA Datensatz</text:p>
      <text:p text:style-name="P80"/>
      <text:p text:style-name="P81">Ein MReal ist eine Funktion der Zeit t mit:</text:p>
      <text:p text:style-name="P81"/>
      <text:p text:style-name="P81">f(t) = a * t^2 + b * t + c</text:p>
      <text:p text:style-name="P81"/>
      <text:p text:style-name="P81">Dabei besteht eine MReal aus diversen UReal, die den UPoint Werten beim MPoint </text:p>
      <text:p text:style-name="P81">entsprechen. </text:p>
      <text:p text:style-name="P81"/>
      <text:p text:style-name="P81">Jede UReal betrachtet jeweils den Ausschnitt der Funktion von t_0 = </text:p>
      <text:p text:style-name="P81">timeInterval.start bis t_1 = timeInterval.end. In den dazwischen liegenden </text:p>
      <text:p text:style-name="P81">Zeiträumen sollte abhängig vom Zeitstempel t_i die Funktion den Wert zum </text:p>
      <text:p text:style-name="P81">jeweiligen Zeitpunkt t_i annehmen. </text:p>
      <text:p text:style-name="P81"/>
      <text:p text:style-name="P81">Dazu wird ein <text:s/>UReal als Zeitinterval, die Parameter der Funktion (a, b </text:p>
      <text:p text:style-name="P81">und c) und ein boolean flag angegeben, dass besagt ob das Ergebnis das "Quadrat" des Ergebnisses ist und folglich vor der Ausgabe noch die Wurzel gezogen werden </text:p>
      <text:p text:style-name="P81">muss oder nicht. </text:p>
      <text:p text:style-name="P81">Für über einen gegebenen Zeitraum konstante Real-Werte können </text:p>
      <text:p text:style-name="P81">a=0,b=0,c=Wert,FALSE zur Erzeugung angegeben werden.</text:p>
      <text:p text:style-name="P81"/>
      <text:p text:style-name="P81">Liegen die Werte auf einer Geraden, gibt es einen Konstruktor UReal(Interval, </text:p>
      <text:p text:style-name="P81">Wert, Wert), der aus den Anfangs und Endpunkten die erforderlichen Parameter </text:p>
      <text:p text:style-name="P81">bei der Anlage der UReal berechnet. Dieser erwähnte Konstruktor wird auch beim erstellen der UReals verwendet, da man an Hand der zwei Endwerte nicht erkennen kann, ob das Intervall in einer Kurve verläuft. Die Darstellung entspricht in diesem Fall einer “Geraden“.</text:p>
      <text:p text:style-name="P80"/>
      <text:p text:style-name="P81">UREAL</text:p>
      <text:p text:style-name="P84">let ur= [const ureal value(</text:p>
      <text:p text:style-name="P84"><text:s text:c="28"/>("2003-11-20-06:03" "2003-11-20-06:03:52.685" </text:p>
      <text:p text:style-name="P84"><text:tab/><text:tab/>TRUE FALSE)(13506.0 11159.0 13336.0 FALSE))]</text:p>
      <text:p text:style-name="P84"/>
      <text:p text:style-name="P84"><text:span text:style-name="T12">MREAL</text:span>(besteht aus vielen UREALS)</text:p>
      <text:p text:style-name="P84">let mr= [const mreal value((</text:p>
      <text:p text:style-name="P84"><text:s text:c="28"/>("2003-11-20-06:03" "2003-11-20-06:03:15.685" </text:p>
      <text:p text:style-name="P84"><text:tab/><text:tab/>TRUE FALSE)(13300.0 10300.0 10000.0 FALSE))</text:p>
      <text:p text:style-name="P84">(</text:p>
      <text:p text:style-name="P84"><text:s text:c="28"/>("2003-11-20-06:03:15.685" "2003-11-20-06:03:22.685" </text:p>
      <text:p text:style-name="P84"><text:tab/><text:tab/>TRUE FALSE)(14500.0 11100.0 14000.0 FALSE))</text:p>
      <text:p text:style-name="P84">(</text:p>
      <text:p text:style-name="P84"><text:s text:c="28"/>("2003-11-20-06:03:22.685" "2003-11-20-06:03:52.685" </text:p>
      <text:p text:style-name="P84"><text:tab/><text:tab/>TRUE FALSE)(15336.0 10785.0 15000.0 FALSE)))]</text:p>
      <text:p text:style-name="P83"/>
      <text:p text:style-name="P83"/>
      <text:p text:style-name="P83"/>
      <text:p text:style-name="P83"/>
      <text:p text:style-name="P83"/>
      <text:p text:style-name="P61">Für die Erstellung eines UReal werden jeweils 2 GGA Datensätze benötigt.</text:p>
      <text:p text:style-name="P61"/>
      <text:p text:style-name="P69">$GPGGA,192319.874,5122.589399,N,00728.369624,E,1,6,1.71,105.895,M,47.537,M,,*57</text:p>
      <text:p text:style-name="P69"/>
      <text:p text:style-name="P69">$GPGGA,192320.874,5122.589942,N,00728.369632,E,1,6,1.71,105.942,M,47.537,M,,*5D</text:p>
      <text:p text:style-name="P69"/>
      <text:p text:style-name="P69">$GPGGA,192321.875,5122.589866,N,00728.370451,E,1,6,1.71,102.366,M,47.537,M,,*5E</text:p>
      <text:p text:style-name="P69"/>
      <text:p text:style-name="P61">Der daraus erstellte UReal sieht dann so aus:</text:p>
      <text:p text:style-name="P61"/>
      <text:p text:style-name="P83">(</text:p>
      <text:p text:style-name="P83"><text:s text:c="8"/>("2009-01-01-19:23:19.874" "2009-01-01-19:23:20.874" TRUE FALSE)</text:p>
      <text:p text:style-name="P83"><text:s text:c="8"/>(0.0 0.0 47.537 FALSE))</text:p>
      <text:p text:style-name="P82"><text:s text:c="12"/></text:p>
      <text:p text:style-name="P82"/>
      <text:p text:style-name="P82">Siehe auch oben beim GGA Datensatz(Position 11).</text:p>
      <text:p text:style-name="P82"><text:soft-page-break/></text:p>
      <text:p text:style-name="P82"/>
      <text:p text:style-name="P64"/>
      <text:p text:style-name="P64">Dieser UReal wird nun zum Inhalt eines MReal, der eben aus vielen UReals besteht.</text:p>
      <text:p text:style-name="P83"/>
      <text:p text:style-name="P83">Type : mreal</text:p>
      <text:p text:style-name="P83">Value:</text:p>
      <text:p text:style-name="P83">(</text:p>
      <text:p text:style-name="P83"><text:s text:c="4"/>(</text:p>
      <text:p text:style-name="P83"><text:s text:c="8"/>("2009-01-01-19:23:19.874" "2009-01-01-19:23:20.874" TRUE FALSE)</text:p>
      <text:p text:style-name="P83"><text:s text:c="8"/>(0.0 0.0 47.537 FALSE))</text:p>
      <text:p text:style-name="P83"><text:s text:c="4"/>(</text:p>
      <text:p text:style-name="P83"><text:s text:c="8"/>("2009-01-01-19:23:20.874" "2009-01-01-19:23:21.875" TRUE FALSE)</text:p>
      <text:p text:style-name="P83"><text:s text:c="8"/>(0.0 0.0 47.537 FALSE)))</text:p>
      <text:p text:style-name="P53"/>
      <text:p text:style-name="P53"/>
      <text:p text:style-name="P55">Filterparameter</text:p>
      <text:p text:style-name="P53"/>
      <text:p text:style-name="P60">Der Import Operator nmea0183import enthält zwei Filterparameter, die es möglich machen Datensätze mit einer schlechten Qualität heraus zu filtern. Die Datensätze werden anhand der Angabe von GPS Quality Indicator(GPSQI) und Satellites in View(SIV) gefiltert. Beide Parameter sind Integer-Werte.</text:p>
      <text:p text:style-name="P60">Je größer die Zahl desto größer ist die Qualität der Übertragung. </text:p>
      <text:p text:style-name="P60">GPSQI:0,1,2</text:p>
      <text:p text:style-name="P60">SIV:0 – max 12</text:p>
      <text:p text:style-name="P53">→ <text:span text:style-name="T15">nmea0183import['Name des NMEA-Files', GPSQI, SIV]</text:span></text:p>
      <text:p text:style-name="P53"><text:span text:style-name="T15">→ nmea0183import['nmea.csv',1,1]</text:span></text:p>
      <text:p text:style-name="P53"><text:span text:style-name="T15"/></text:p>
      <text:p text:style-name="P56"><text:span text:style-name="T12">Diese Filterparameter befinden sich in dem wichtigsten Datensatz GGA. Wird ein entsprechender GGA heraus gefiltert, so werden auch alle weiteren Datensätze im Datenblock die mit dem GGA zusammenhängen, ebenfalls heraus gefiltert.</text:span></text:p>
      <text:p text:style-name="P53"/>
      <text:p text:style-name="P53"/>
      <text:p text:style-name="P55">Types-Operator( <text:span text:style-name="T15">nmea0183types )</text:span></text:p>
      <text:p text:style-name="P53"/>
      <text:p text:style-name="P60">Der Typesoperator überprüft die zu importierende NMEA-Datei auf enthaltene Datensätze und entscheidet, ob sinnvolle Ergebnisse durch die Secondo-Datentypen </text:p>
      <text:p text:style-name="P58">dargestellt werden können. Sind vernünftige Ergebnisse möglich, erstellt er eine <text:s/>Typenliste für den Ergebnis-Record. Diese Typenliste ist dann das erste Argument das im Type Mapping vom Importoperator <text:span text:style-name="T31">(</text:span><text:span text:style-name="T27">nmea0183import</text:span><text:span text:style-name="T28">) übergeben wird.</text:span></text:p>
      <text:p text:style-name="P53"/>
      <text:p text:style-name="P53"/>
      <text:p text:style-name="P53"/>
      <text:p text:style-name="P53"/>
      <text:p text:style-name="P55">Benutzung des Importoperators <text:span text:style-name="T14">(</text:span><text:span text:style-name="T15">nmea0183import</text:span><text:span text:style-name="T16">)</text:span>:</text:p>
      <text:p text:style-name="P53"/>
      <text:p text:style-name="P60">Um den Importoperator(<text:span text:style-name="T26">nmea0183import</text:span><text:span text:style-name="T25">)</text:span> nutzen zu können, muss vorher der Typesoperator(<text:span text:style-name="T26">nmea0183types</text:span><text:span text:style-name="T25">)</text:span> angewendet werden. Der Typesoperator ist notwendigen, da zuerst die Ergebnisdatentypen für den Record erstellt werden müssen, in den die importierten Daten gespeichert werden. Die Anzahl der Typen ist von den enthaltenen Datensätzen im Importfile abhängig. </text:p>
      <text:p text:style-name="P53"/>
      <text:p text:style-name="P53"/>
      <text:p text:style-name="P53"/>
      <text:p text:style-name="P53"/>
      <text:p text:style-name="P53"/>
      <text:p text:style-name="P76"><text:soft-page-break/>Beispielanwendung:</text:p>
      <text:p text:style-name="P42"/>
      <text:p text:style-name="P63">query nmea0183types('nmea.csv') → Ausgabe: Record </text:p>
      <text:p text:style-name="P63">let nmeatypes = Ausgabe aus dem types operator kopieren!!!</text:p>
      <text:p text:style-name="P63">query nmeatypes nmea0183import['nmea.csv',1,1] </text:p>
      <text:p text:style-name="P63"/>
      <text:p text:style-name="P63">oder </text:p>
      <text:p text:style-name="P63"/>
      <text:p text:style-name="P63">let record = nmeatypes nmea0183import['nmea.csv',1,1]</text:p>
      <text:p text:style-name="P43"/>
      <text:p text:style-name="P53"/>
      <text:p text:style-name="P55">Beispiel eines Imports:</text:p>
      <text:p text:style-name="P53"/>
      <text:p text:style-name="P57">Inhalt der NMEA-Datei(nmea.csv):</text:p>
      <text:p text:style-name="P57"/>
      <text:p text:style-name="P68">$GPGGA,192319.874,5122.589399,N,00728.369624,E,1,6,1.71,105.895,M,47.537,M,,*57</text:p>
      <text:p text:style-name="P68">$GPGSA,A,3,27,26,15,28,08,10,,,,,,,1.97,1.71,0.96*03</text:p>
      <text:p text:style-name="P68">$GPGST,192319.874,4.0,28,6.9,161,26,11,57*72</text:p>
      <text:p text:style-name="P68">$GPGSV,3,1,10,27,83,296,49,26,79,295,49,15,68,289,44,28,58,086,53*7B</text:p>
      <text:p text:style-name="P68">$GPGSV,3,2,10,08,33,069,34,10,27,195,49,18,16,321,37,17,10,126,33*75</text:p>
      <text:p text:style-name="P68">$GPGSV,3,3,10,19,06,020,29,21,05,290,*72</text:p>
      <text:p text:style-name="P68">$GPRMC,192319.874,A,5122.589399,N,00728.369624,E,0.138,0,170309,,,A*7E</text:p>
      <text:p text:style-name="P68"/>
      <text:p text:style-name="P68">$GPGGA,192320.874,5122.589942,N,00728.369632,E,1,6,1.71,105.942,M,47.537,M,,*5D</text:p>
      <text:p text:style-name="P68">$GPGSA,A,3,27,26,15,28,08,10,,,,,,,1.97,1.71,0.96*03</text:p>
      <text:p text:style-name="P68">$GPGST,192320.874,3.5,26,7.1,161,25,11,52*7B</text:p>
      <text:p text:style-name="P68">$GPGSV,3,1,10,27,83,296,48,26,79,295,48,15,68,289,44,28,58,086,51*79</text:p>
      <text:p text:style-name="P68">$GPGSV,3,2,10,08,33,069,33,10,27,195,49,18,16,321,38,17,10,126,35*7B</text:p>
      <text:p text:style-name="P68">$GPGSV,3,3,10,19,06,020,27,21,05,290,*7C</text:p>
      <text:p text:style-name="P68">$GPRMC,192320.874,A,5122.589942,N,00728.369632,E,0.095,0,170309,,,A*79</text:p>
      <text:p text:style-name="P68"/>
      <text:p text:style-name="P68"/>
      <text:p text:style-name="P68">$GPGGA,192321.875,5122.589866,N,00728.370451,E,1,6,1.71,102.366,M,47.537,M,,*5E</text:p>
      <text:p text:style-name="P68">$GPGSA,A,3,27,26,15,28,08,10,,,,,,,1.97,1.71,0.96*03</text:p>
      <text:p text:style-name="P68">$GPGST,192321.875,3.7,24,6.8,160,23,10,47*71</text:p>
      <text:p text:style-name="P68">$GPGSV,3,1,10,27,83,296,50,26,79,295,51,15,68,289,45,28,58,086,52*7A</text:p>
      <text:p text:style-name="P68">$GPGSV,3,2,10,08,33,069,34,10,27,195,50,18,16,321,37,17,10,126,33*7D</text:p>
      <text:p text:style-name="P68">$GPGSV,3,3,10,19,06,020,27,21,05,290,*7C</text:p>
      <text:p text:style-name="P68">$GPRMC,192321.875,A,5122.589866,N,00728.370451,E,0.175,0,170309,,,A*7E</text:p>
      <text:h text:style-name="P31" text:outline-level="1">Erzeugung der Typenliste:</text:h>
      <text:p text:style-name="P63">query nmea0183types('nmea.csv') → Ausgabe: Record </text:p>
      <text:p text:style-name="P63"><text:span text:style-name="T5"/></text:p>
      <text:p text:style-name="P63">Ausgabe:</text:p>
      <text:p text:style-name="P50">[const record(route:mpoint,gpsQ:mint,noSat:mint,drsID:mint,hdop:mreal,AntAlt</text:p>
      <text:p text:style-name="P50">:mreal,GeoSep:mreal,ageGPS:mreal,SatIDs1:mint,SatIDs2:mint,SatIDs3:mint,SatIDs4</text:p>
      <text:p text:style-name="P50">:mint,SatIDs5:mint,SatIDs6:mint,SatIDs7:mint,SatIDs8:mint,SatIDs9:mint,SatIDs10</text:p>
      <text:p text:style-name="P50">:mint,SatIDs11:mint,SatIDs12:mint,PDOP:mreal,HDOP:mreal,VDOP:mreal,SatsInView</text:p>
      <text:p text:style-name="P50">:mint,SatNumb1:mint,Elevation1:mint,Azimuth1:mint,SatNumb2:mint,Elevation2:mint</text:p>
      <text:p text:style-name="P50">,Azimuth2:mint,SatNumb3:mint,Elevation3:mint,Azimuth3:mint,SatNumb4:mint</text:p>
      <text:p text:style-name="P50">,Elevation4:mint,Azimuth4:mint,routeRMC:mpoint,speedRMC:mreal) value ()]</text:p>
      <text:p text:style-name="P50"><text:span text:style-name="T9"/></text:p>
      <text:p text:style-name="P52"><text:span text:style-name="T13">Speichern der Typenliste:</text:span></text:p>
      <text:p text:style-name="P51"><text:span text:style-name="T13"/></text:p>
      <text:p text:style-name="P51"><text:span text:style-name="T13">let nmeatypes = Ausgabe kopieren und einfügen!!!</text:span></text:p>
      <text:p text:style-name="P50"><text:span text:style-name="T9"/></text:p>
      <text:p text:style-name="P50"><text:span text:style-name="T9"/></text:p>
      <text:p text:style-name="P52"><text:span text:style-name="T13">Daten importieren und im Record ablegen:</text:span></text:p>
      <text:p text:style-name="P52"><text:span text:style-name="T13"/></text:p>
      <text:p text:style-name="P67"><text:span text:style-name="T31">let record = nmeatypes nmea0183import['nmea.csv',1,1]</text:span></text:p>
      <text:p text:style-name="P67"><text:span text:style-name="T13"/></text:p>
      <text:p text:style-name="P66"><text:span text:style-name="T31">Importierte Daten ansehen:</text:span></text:p>
      <text:p text:style-name="P67"><text:span text:style-name="T31"/></text:p>
      <text:p text:style-name="P67"><text:span text:style-name="T31">query record</text:span></text:p>
      <text:p text:style-name="P52"><text:span text:style-name="T13"/></text:p>
      <text:p text:style-name="P50"><text:soft-page-break/><text:span text:style-name="T9"/></text:p>
      <text:p text:style-name="P19"><text:span text:style-name="T7">Result-Record zum speichern der Importergebnisse</text:span></text:p>
      <text:p text:style-name="P18"><text:span text:style-name="T5">Der Result-Record und dessen Elemente werden in erster Linie durch die erzeugte Typenliste aus dem Types-Operator bestimmt. Die Reihenfolge der Typenliste muss mit der Reihenfolge der Valueliste übereinstimmen. </text:span></text:p>
      <text:p text:style-name="P18"><text:span text:style-name="T10"/></text:p>
      <text:p text:style-name="P18"><text:span text:style-name="T10"/></text:p>
      <text:p text:style-name="P18"><text:span text:style-name="T10"/></text:p>
      <text:h text:style-name="P30" text:outline-level="1">4. Testfälle</text:h>
      <text:p text:style-name="P79">Der Ordner DATA, der sich in Secondo befindet, enthält einen Unterordner NMEA mit unterschiedlichen NMEA-Files. Diese Files sollen importiert werden. Die daraus importierten Daten sollen dann in unterschiedlichen Secondodatentypen gespeichert werden.</text:p>
      <text:p text:style-name="P73"/>
      <text:p text:style-name="P73">Bisher erfolgreich importierte und getestete Dateien:</text:p>
      <text:p text:style-name="P72"/>
      <text:p text:style-name="P72"/>
      <text:p text:style-name="P74">/home/fapra/secondo/Data/NMEA/3.trc</text:p>
      <text:p text:style-name="P74">/home/fapra/secondo/Data/NMEA/ga_ha.trc</text:p>
      <text:p text:style-name="P74">/home/fapra/secondo/Data/NMEA/HA_GA_NearlyOptimal.trc</text:p>
      <text:p text:style-name="P74">/home/fapra/secondo/Data/NMEA/log_2009-03-17_19-23-18.bin</text:p>
      <text:p text:style-name="P74">/home/fapra/secondo/Data/NMEA/log_2009-03-17_22-13-28.bin</text:p>
      <text:p text:style-name="P74">/home/fapra/secondo/Data/NMEA/log_2009-03-18_06-52-51.bin</text:p>
      <text:p text:style-name="P74">/home/fapra/secondo/Data/NMEA/log_2009-03-18_16-17-28.bin</text:p>
      <text:p text:style-name="P74">/home/fapra/secondo/Data/NMEA/log_2009-03-18_17-49-25.bin</text:p>
      <text:p text:style-name="P74">/home/fapra/secondo/Data/NMEA/log_2009-03-18_16-17-28.bin</text:p>
      <text:p text:style-name="P74">/home/fapra/secondo/Data/NMEA/log_2009-03-18_18-47-49.bin</text:p>
      <text:p text:style-name="P74">/home/fapra/secondo/Data/NMEA/log_2009-03-18_20-44-46.bin</text:p>
      <text:p text:style-name="P74">/home/fapra/secondo/Data/NMEA/log_2009-03-19_06-48-28.bin</text:p>
      <text:p text:style-name="P74">/home/fapra/secondo/Data/NMEA/log_2009-03-19_16-19-04.bin</text:p>
      <text:p text:style-name="P72"/>
      <text:p text:style-name="P74">/home/fapra/secondo/Data/NMEA/trip10.trc</text:p>
      <text:p text:style-name="P74">/home/fapra/secondo/Data/NMEA/trip11.trc</text:p>
      <text:p text:style-name="P74">/home/fapra/secondo/Data/NMEA/trip15.trc</text:p>
      <text:p text:style-name="P74">/home/fapra/secondo/Data/NMEA/trip16.trc</text:p>
      <text:p text:style-name="P74">/home/fapra/secondo/Data/NMEA/trip17_18.trc</text:p>
      <text:p text:style-name="P74">/home/fapra/secondo/Data/NMEA/trip19.trc</text:p>
      <text:p text:style-name="P74">/home/fapra/secondo/Data/NMEA/trip20.trc</text:p>
      <text:p text:style-name="P74">/home/fapra/secondo/Data/NMEA/trip21.trc</text:p>
      <text:p text:style-name="P74">/home/fapra/secondo/Data/NMEA/trip22.trc</text:p>
      <text:p text:style-name="P74">/home/fapra/secondo/Data/NMEA/trip25.trc</text:p>
      <text:p text:style-name="P74">/home/fapra/secondo/Data/NMEA/trip26.trc</text:p>
      <text:p text:style-name="P74">/home/fapra/secondo/Data/NMEA/trip27.trc</text:p>
      <text:p text:style-name="P74">/home/fapra/secondo/Data/NMEA/trip28.trc</text:p>
      <text:p text:style-name="P74">/home/fapra/secondo/Data/NMEA/trip29.trc</text:p>
      <text:p text:style-name="P74">/home/fapra/secondo/Data/NMEA/trip30.trc</text:p>
      <text:p text:style-name="P74">/home/fapra/secondo/Data/NMEA/trip31.trc</text:p>
      <text:p text:style-name="P74">/home/fapra/secondo/Data/NMEA/trip32.trc</text:p>
      <text:p text:style-name="P74">/home/fapra/secondo/Data/NMEA/trip33.trc</text:p>
      <text:p text:style-name="P74">/home/fapra/secondo/Data/NMEA/trip34.trc</text:p>
      <text:p text:style-name="P74">/home/fapra/secondo/Data/NMEA/trip35.trc</text:p>
      <text:p text:style-name="P74">/home/fapra/secondo/Data/NMEA/trip36.trc</text:p>
      <text:p text:style-name="P74">/home/fapra/secondo/Data/NMEA/trip37_39.trc</text:p>
      <text:p text:style-name="P74">/home/fapra/secondo/Data/NMEA/trip40.trc</text:p>
      <text:p text:style-name="P74">/home/fapra/secondo/Data/NMEA/trip41.trc</text:p>
      <text:p text:style-name="P74">/home/fapra/secondo/Data/NMEA/trip42.trc</text:p>
      <text:p text:style-name="P74">/home/fapra/secondo/Data/NMEA/trip43.trc</text:p>
      <text:p text:style-name="P74">/home/fapra/secondo/Data/NMEA/trip45.trc</text:p>
      <text:p text:style-name="P74">/home/fapra/secondo/Data/NMEA/trip46.trc</text:p>
      <text:p text:style-name="P74">/home/fapra/secondo/Data/NMEA/trip47.trc</text:p>
      <text:p text:style-name="P74">/home/fapra/secondo/Data/NMEA/trip48.trc</text:p>
      <text:p text:style-name="P74">/home/fapra/secondo/Data/NMEA/trip49.trc</text:p>
      <text:p text:style-name="P74">/home/fapra/secondo/Data/NMEA/trip50.trc</text:p>
      <text:p text:style-name="P74">/home/fapra/secondo/Data/NMEA/trip51.trc</text:p>
      <text:p text:style-name="P74"><text:soft-page-break/>/home/fapra/secondo/Data/NMEA/trip52.trc</text:p>
      <text:p text:style-name="P74">/home/fapra/secondo/Data/NMEA/trip53.trc</text:p>
      <text:p text:style-name="P74">/home/fapra/secondo/Data/NMEA/trip54.trc</text:p>
      <text:p text:style-name="P74">/home/fapra/secondo/Data/NMEA/trip55.trc</text:p>
      <text:p text:style-name="P74">/home/fapra/secondo/Data/NMEA/trip56.trc</text:p>
      <text:p text:style-name="P74">/home/fapra/secondo/Data/NMEA/trip57.trc</text:p>
      <text:p text:style-name="P74"/>
      <text:p text:style-name="P74">/home/fapra/secondo/Data/NMEA/trip6.trc</text:p>
      <text:p text:style-name="P74">/home/fapra/secondo/Data/NMEA/trip7.trc</text:p>
      <text:p text:style-name="P74">/home/fapra/secondo/Data/NMEA/trip8.trc</text:p>
      <text:p text:style-name="P74">/home/fapra/secondo/Data/NMEA/trip9.trc</text:p>
      <text:p text:style-name="P74"/>
      <text:p text:style-name="P74">/home/fapra/secondo/Data/NMEA/tripHA_Boeler_Uni.trc</text:p>
      <text:p text:style-name="P74"/>
      <text:p text:style-name="P60">Die restlichen Dateien aus dem <text:span text:style-name="T22">/home/fapra/secondo/Data/NMEA/ </text:span>Verzeichnis werden noch getestet.</text:p>
      <text:p text:style-name="P60"/>
      <text:p text:style-name="P65">Weitere NMEA Dateien:</text:p>
      <text:p text:style-name="P47"/>
      <text:p text:style-name="P38"/>
      <text:p text:style-name="P37">Die Suche nach weiteren NMEA Dateien gestaltet sich schwierig.</text:p>
      <text:p text:style-name="P37">Die einzige Möglichkeit weitere NMEA Dateien zu finden war nur bei <text:a xlink:type="simple" xlink:href="http://www.openstreetmap.com/">www.openstreetmap.com</text:a> möglich. Diese sind in einem GPX-Format verfügbar und müssen daher in das NMEA-Format konvertiert werden, was mit der Software GPSBabel möglich ist. Das Ergebnis der Konvertierung liefert eine Datei mit NMEA Datensätzen. Leider sind es dieselben Datensätze, die bereits in den Dateien vom Verzeichnis /home/fapra/secondo/Data/NMEA vorhanden sind. Der Hauptgrund liegt wohl darin, dass die Daten von OpenStreetMap von Privatpersonen mit einem herkömmlichen Navigationsgerät erstellt und zur Verfügung gestellt wurden.</text:p>
      <text:p text:style-name="P37">Aus diesem Grund ist es schwierig alle vorhanden Datensätze aus dem NMEA Protokoll zu implementieren, da keine Dateien mit den entsprechenden Datensätzen vorliegen.</text:p>
      <text:p text:style-name="P37">Zur Lösung dieses Problems werden Schnittstellen für weitere Datensätze, die bisher nicht in den vorhandenen Importdateien enthalten sind, implementiert. Damit bleibt die Möglichkeit für die Zukunft erhalten, den NMEA-Importoperator um weitere Datensätze zu erweitern.</text:p>
      <text:p text:style-name="P37">Soll es noch gelingen Dateien zu finden die weitere Datensätze enthalten, werden diese natürlich implementiert.</text:p>
      <text:p text:style-name="P37"/>
      <text:p text:style-name="P37"/>
      <text:p text:style-name="P5"/>
      <text:p text:style-name="P5">Noch zu tun:</text:p>
      <text:p text:style-name="P5"/>
      <text:list xml:id="list1253865282" text:style-name="L4">
        <text:list-item>
          <text:p text:style-name="P40">Weitere Datensätze implementieren soweit es ohne Testdaten die jeweilige Datensätze enthalten möglich ist</text:p>
        </text:list-item>
        <text:list-item>
          <text:p text:style-name="P40">Schnittstellen für weitere Datensätze</text:p>
        </text:list-item>
        <text:list-item>
          <text:p text:style-name="P40">Weitere NMEA Dateien suchen</text:p>
        </text:list-item>
        <text:list-item>
          <text:p text:style-name="P40">Weitere Tests</text:p>
        </text:list-item>
        <text:list-item>
          <text:p text:style-name="P40">Unerwartete Fehler korrigieren die von Gruppenmitgliedern beim anwenden ihrer Operatoren entdecken</text:p>
        </text:list-item>
        <text:list-item>
          <text:p text:style-name="P40">Kommentie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Courier, mono"/>
    <style:font-face style:name="KTDXKU+CMTT10" svg:font-family="KTDXKU+CMTT10"/>
    <style:font-face style:name="OpenSymbol" svg:font-family="OpenSymbol"/>
    <style:font-face style:name="PIVHSG+CMR10" svg:font-family="PIVHSG+CMR10"/>
    <style:font-face style:name="WHKTTN+CMCSC10" svg:font-family="WHKTTN+CMCSC10"/>
    <style:font-face style:name="Andale Mono" svg:font-family="'Andale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1"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ndale Mono" style:font-size-asian="10pt" style:font-name-complex="Andale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Andale Mono" style:font-name-asian="Andale Mono" style:font-name-complex="Andale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fo:font-weight="bold" style:font-weight-asian="bold" style:font-weight-complex="bold"/>
    </style:style>
    <style:style style:name="MP2" style:family="paragraph" style:parent-style-name="Footer">
      <style:paragraph-properties fo:text-align="center" style:justify-single-word="false"/>
      <style:text-properties style:font-name="Courier New"/>
    </style:style>
    <style:style style:name="MT1" style:family="text">
      <style:text-properties fo:font-weight="normal" style:font-weight-asian="normal"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utor:<text:span text:style-name="MT1">Waldemar Buchmiller</text:span><text:tab/>Version: <text:span text:style-name="MT1">2.0</text:span><text:tab/>Datum: <text:span text:style-name="MT1">07.01.10</text:span></text:p>
      </style:header>
      <style:footer>
        <text:p text:style-name="MP2">- <text:page-number text:select-page="current">11</text:page-number> / <text:page-count>1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18:45:59</meta:creation-date>
    <meta:editing-cycles>195</meta:editing-cycles>
    <meta:editing-duration>PT101H38M16S</meta:editing-duration>
    <dc:subject>Einlesen von Daten aus Graphischen Informationssystemen in SECONDO, anhand des E00-Datenformats</dc:subject>
    <dc:title>Konzept - E00-Datenimport in den neuen SECONDO Datentyp "Record"</dc:title>
    <dc:date>2010-01-08T01:37:23</dc:date>
    <meta:generator>OpenOffice.org/3.0$Linux OpenOffice.org_project/300m21$Build-9319</meta:generator>
    <meta:document-statistic meta:table-count="0" meta:image-count="0" meta:object-count="0" meta:page-count="11" meta:paragraph-count="317" meta:word-count="2263" meta:character-count="21941"/>
    <meta:user-defined meta:name="Info 1"/>
    <meta:user-defined meta:name="Info 2"/>
    <meta:user-defined meta:name="Info 3"/>
    <meta:user-defined meta:name="Info 4"/>
  </office:meta>
</office:document-meta>
</file>